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cb79c" officeooo:paragraph-rsid="000cb79c"/>
    </style:style>
    <style:style style:name="T1" style:family="text">
      <style:text-properties officeooo:rsid="000b2e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b d'octets pour un char<text:tab/> : <text:tab/> 1</text:p>
      <text:p text:style-name="Standard">Nb d'octets pour un short<text:tab/> : <text:tab/> 2</text:p>
      <text:p text:style-name="Standard">Nb d'octets pour un int<text:tab/><text:tab/> : <text:tab/> 4</text:p>
      <text:p text:style-name="Standard">Nb d'octets pour un long<text:tab/> : <text:tab/> 8</text:p>
      <text:p text:style-name="Standard">Nb d'octets pour un long long<text:tab/> : <text:tab/> 8</text:p>
      <text:p text:style-name="Standard">Nb d'octets pour un float<text:tab/> : <text:tab/> 4</text:p>
      <text:p text:style-name="Standard">Nb d'octets pour un double<text:tab/> : <text:tab/>8</text:p>
      <text:p text:style-name="Standard">Nb d'octets pour un long double<text:tab/> : <text:tab/> 16</text:p>
      <text:p text:style-name="Standard"/>
      <text:p text:style-name="Standard"/>
      <text:p text:style-name="Standard">ETUDIANT\e19b944x@irb001-01-l:~/Documents/sources$ ./Representation -28.5</text:p>
      <text:p text:style-name="Standard">Vous avez entre : -28.5</text:p>
      <text:p text:style-name="Standard">Affichage brut : 0x c1 e4 0 0</text:p>
      <text:p text:style-name="Standard">Signe negatif.</text:p>
      <text:p text:style-name="Standard">Exposant brut : 131</text:p>
      <text:p text:style-name="Standard">Mantisse : 0x e4 0 0 <text:s text:c="2"/><text:span text:style-name="T1">⇒ Little Endian, Corresponds à Intel </text:span></text:p>
      <text:p text:style-name="Standard"/>
      <text:p text:style-name="P1">1.3)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#include &lt;stdio.h&gt;</text:p>
            <text:p text:style-name="Table_20_Contents">#include &lt;stdlib.h&gt;</text:p>
            <text:p text:style-name="Table_20_Contents"/>
            <text:p text:style-name="Table_20_Contents">void main()</text:p>
            <text:p text:style-name="Table_20_Contents">{</text:p>
            <text:p text:style-name="Table_20_Contents"/>
            <text:p text:style-name="Table_20_Contents"><text:tab/>float x=1;</text:p>
            <text:p text:style-name="Table_20_Contents"><text:tab/>double y=1;</text:p>
            <text:p text:style-name="Table_20_Contents"/>
            <text:p text:style-name="Table_20_Contents"><text:tab/>while((1+x) &gt; 1)</text:p>
            <text:p text:style-name="Table_20_Contents"><text:tab/>{</text:p>
            <text:p text:style-name="Table_20_Contents"><text:tab/>x = x/2;</text:p>
            <text:p text:style-name="Table_20_Contents"><text:tab/>printf("x= %e\n", x);</text:p>
            <text:p text:style-name="Table_20_Contents"><text:tab/>}</text:p>
            <text:p text:style-name="Table_20_Contents"/>
            <text:p text:style-name="Table_20_Contents"><text:tab/>while((1+y) &gt; 1)</text:p>
            <text:p text:style-name="Table_20_Contents"><text:tab/>{</text:p>
            <text:p text:style-name="Table_20_Contents"><text:tab/>y = y/2;</text:p>
            <text:p text:style-name="Table_20_Contents"><text:tab/>printf("y= %e\n", y);</text:p>
            <text:p text:style-name="Table_20_Contents"><text:tab/>}</text:p>
            <text:p text:style-name="Table_20_Contents"/>
            <text:p text:style-name="Table_20_Contents">}</text:p>
          </table:table-cell>
        </table:table-row>
      </table:table>
      <text:p text:style-name="P1"/>
      <text:p text:style-name="P1">Le %e permet d’utiliser la notation scientifique. Le %f ne permet pas d’afficher le nombre en entier.</text:p>
      <text:p text:style-name="P1"/>
      <text:p text:style-name="P1">Plot : 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x= 5.000000e-01</text:p>
            <text:p text:style-name="Table_20_Contents">x= 2.500000e-01</text:p>
            <text:p text:style-name="Table_20_Contents">x= 1.250000e-01</text:p>
            <text:p text:style-name="Table_20_Contents">x= 6.250000e-02</text:p>
            <text:p text:style-name="Table_20_Contents">x= 3.125000e-02</text:p>
            <text:p text:style-name="Table_20_Contents">x= 1.562500e-02</text:p>
            <text:p text:style-name="Table_20_Contents"><text:soft-page-break/>x= 7.812500e-03</text:p>
            <text:p text:style-name="Table_20_Contents">x= 3.906250e-03</text:p>
            <text:p text:style-name="Table_20_Contents">x= 1.953125e-03</text:p>
            <text:p text:style-name="Table_20_Contents">x= 9.765625e-04</text:p>
            <text:p text:style-name="Table_20_Contents">x= 4.882812e-04</text:p>
            <text:p text:style-name="Table_20_Contents">x= 2.441406e-04</text:p>
            <text:p text:style-name="Table_20_Contents">x= 1.220703e-04</text:p>
            <text:p text:style-name="Table_20_Contents">x= 6.103516e-05</text:p>
            <text:p text:style-name="Table_20_Contents">x= 3.051758e-05</text:p>
            <text:p text:style-name="Table_20_Contents">x= 1.525879e-05</text:p>
            <text:p text:style-name="Table_20_Contents">x= 7.629395e-06</text:p>
            <text:p text:style-name="Table_20_Contents">x= 3.814697e-06</text:p>
            <text:p text:style-name="Table_20_Contents">x= 1.907349e-06</text:p>
            <text:p text:style-name="Table_20_Contents">x= 9.536743e-07</text:p>
            <text:p text:style-name="Table_20_Contents">x= 4.768372e-07</text:p>
            <text:p text:style-name="Table_20_Contents">x= 2.384186e-07</text:p>
            <text:p text:style-name="Table_20_Contents">x= 1.192093e-07</text:p>
            <text:p text:style-name="Table_20_Contents">x= 5.960464e-08</text:p>
            <text:p text:style-name="Table_20_Contents">y= 5.000000e-01</text:p>
            <text:p text:style-name="Table_20_Contents">y= 2.500000e-01</text:p>
            <text:p text:style-name="Table_20_Contents">y= 1.250000e-01</text:p>
            <text:p text:style-name="Table_20_Contents">y= 6.250000e-02</text:p>
            <text:p text:style-name="Table_20_Contents">y= 3.125000e-02</text:p>
            <text:p text:style-name="Table_20_Contents">y= 1.562500e-02</text:p>
            <text:p text:style-name="Table_20_Contents">y= 7.812500e-03</text:p>
            <text:p text:style-name="Table_20_Contents">y= 3.906250e-03</text:p>
            <text:p text:style-name="Table_20_Contents">y= 1.953125e-03</text:p>
            <text:p text:style-name="Table_20_Contents">y= 9.765625e-04</text:p>
            <text:p text:style-name="Table_20_Contents">y= 4.882812e-04</text:p>
            <text:p text:style-name="Table_20_Contents">y= 2.441406e-04</text:p>
            <text:p text:style-name="Table_20_Contents">y= 1.220703e-04</text:p>
            <text:p text:style-name="Table_20_Contents">y= 6.103516e-05</text:p>
            <text:p text:style-name="Table_20_Contents">y= 3.051758e-05</text:p>
            <text:p text:style-name="Table_20_Contents">y= 1.525879e-05</text:p>
            <text:p text:style-name="Table_20_Contents">y= 7.629395e-06</text:p>
            <text:p text:style-name="Table_20_Contents">y= 3.814697e-06</text:p>
            <text:p text:style-name="Table_20_Contents">y= 1.907349e-06</text:p>
            <text:p text:style-name="Table_20_Contents">y= 9.536743e-07</text:p>
            <text:p text:style-name="Table_20_Contents">y= 4.768372e-07</text:p>
            <text:p text:style-name="Table_20_Contents">y= 2.384186e-07</text:p>
            <text:p text:style-name="Table_20_Contents">y= 1.192093e-07</text:p>
            <text:p text:style-name="Table_20_Contents">y= 5.960464e-08</text:p>
            <text:p text:style-name="Table_20_Contents">y= 2.980232e-08</text:p>
            <text:p text:style-name="Table_20_Contents">y= 1.490116e-08</text:p>
            <text:p text:style-name="Table_20_Contents">y= 7.450581e-09</text:p>
            <text:p text:style-name="Table_20_Contents">y= 3.725290e-09</text:p>
            <text:p text:style-name="Table_20_Contents">y= 1.862645e-09</text:p>
            <text:p text:style-name="Table_20_Contents">y= 9.313226e-10</text:p>
            <text:p text:style-name="Table_20_Contents">y= 4.656613e-10</text:p>
            <text:p text:style-name="Table_20_Contents">y= 2.328306e-10</text:p>
            <text:p text:style-name="Table_20_Contents">y= 1.164153e-10</text:p>
            <text:p text:style-name="Table_20_Contents">y= 5.820766e-11</text:p>
            <text:p text:style-name="Table_20_Contents"><text:soft-page-break/>y= 2.910383e-11</text:p>
            <text:p text:style-name="Table_20_Contents">y= 1.455192e-11</text:p>
            <text:p text:style-name="Table_20_Contents">y= 7.275958e-12</text:p>
            <text:p text:style-name="Table_20_Contents">y= 3.637979e-12</text:p>
            <text:p text:style-name="Table_20_Contents">y= 1.818989e-12</text:p>
            <text:p text:style-name="Table_20_Contents">y= 9.094947e-13</text:p>
            <text:p text:style-name="Table_20_Contents">y= 4.547474e-13</text:p>
            <text:p text:style-name="Table_20_Contents">y= 2.273737e-13</text:p>
            <text:p text:style-name="Table_20_Contents">y= 1.136868e-13</text:p>
            <text:p text:style-name="Table_20_Contents">y= 5.684342e-14</text:p>
            <text:p text:style-name="Table_20_Contents">y= 2.842171e-14</text:p>
            <text:p text:style-name="Table_20_Contents">y= 1.421085e-14</text:p>
            <text:p text:style-name="Table_20_Contents">y= 7.105427e-15</text:p>
            <text:p text:style-name="Table_20_Contents">y= 3.552714e-15</text:p>
            <text:p text:style-name="Table_20_Contents">y= 1.776357e-15</text:p>
            <text:p text:style-name="Table_20_Contents">y= 8.881784e-16</text:p>
            <text:p text:style-name="Table_20_Contents">y= 4.440892e-16</text:p>
            <text:p text:style-name="Table_20_Contents">y= 2.220446e-16</text:p>
            <text:p text:style-name="Table_20_Contents">y= 1.110223e-16</text:p>
          </table:table-cell>
        </table:table-row>
      </table:table>
      <text:p text:style-name="P1"/>
      <text:p text:style-name="P1">Il y à bien 8 digits pour le un float. Il y a bien 16 digits en double précisio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6:13:15.809426842</meta:creation-date>
    <dc:date>2020-01-20T17:39:34.079578326</dc:date>
    <meta:editing-duration>PT23M37S</meta:editing-duration>
    <meta:editing-cycles>1</meta:editing-cycles>
    <meta:document-statistic meta:table-count="2" meta:image-count="0" meta:object-count="0" meta:page-count="3" meta:paragraph-count="112" meta:word-count="319" meta:character-count="2007" meta:non-whitespace-character-count="1760"/>
    <meta:generator>LibreOffice/6.0.7.3$Linux_X86_64 LibreOffice_project/00m0$Build-3</meta:generator>
  </office:meta>
</office:document-meta>
</file>